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E000002AF276BEA1828FC0E9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EmojiOne Color" svg:font-family="'EmojiOne Color'"/>
    <style:font-face style:name="Liberation Serif" svg:font-family="'Liberation Serif', 'Times New Roman'" style:font-family-generic="roman" style:font-pitch="variable"/>
    <style:font-face style:name="Microsoft YaHei" svg:font-family="'Microsoft YaHei'" style:font-family-generic="system" style:font-pitch="variable"/>
    <style:font-face style:name="Montserrat" svg:font-family="Montserrat, Roboto"/>
    <style:font-face style:name="NSimSun" svg:font-family="NSimSun" style:font-pitch="variable"/>
    <style:font-face style:name="NSimSun1" svg:font-family="NSimSun" style:font-family-generic="system" style:font-pitch="variable"/>
    <style:font-face style:name="OpenSymbol" svg:font-family="OpenSymbol, 'Arial Unicode MS'"/>
    <style:font-face style:name="OpenSymbol1" svg:font-family="OpenSymbol, 'Arial Unicode MS'" style:font-charset="x-symbol"/>
    <style:font-face style:name="Segoe UI Semilight" svg:font-family="'Segoe UI Semilight'" style:font-family-generic="swiss" style:font-pitch="variable"/>
    <style:font-face style:name="Symbol" svg:font-family="Symbol" style:font-charset="x-symbol"/>
  </office:font-face-decls>
  <office:automatic-styles>
    <style:style style:name="Table1" style:family="table">
      <style:table-properties style:width="7.6701in" table:align="margins"/>
    </style:style>
    <style:style style:name="Table1.A" style:family="table-column">
      <style:table-column-properties style:column-width="2.25in" style:rel-column-width="3240*"/>
    </style:style>
    <style:style style:name="Table1.B" style:family="table-column">
      <style:table-column-properties style:column-width="5.4201in" style:rel-column-width="780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P1" style:family="paragraph" style:parent-style-name="Heading_20_2" style:list-style-name="">
      <style:paragraph-properties fo:margin-left="0in" fo:margin-right="0.2083in" fo:margin-top="0.222in" fo:margin-bottom="0in" style:contextual-spacing="false" fo:line-height="100%" fo:text-indent="0in" style:auto-text-indent="false" style:writing-mode="lr-tb"/>
      <style:text-properties officeooo:paragraph-rsid="001b737b"/>
    </style:style>
    <style:style style:name="P2" style:family="paragraph" style:parent-style-name="Heading_20_2">
      <style:paragraph-properties fo:margin-left="0in" fo:margin-right="0.2083in" fo:margin-top="0.222in" fo:margin-bottom="0in" style:contextual-spacing="false" fo:line-height="100%" fo:text-indent="0in" style:auto-text-indent="false" style:writing-mode="lr-tb"/>
      <style:text-properties officeooo:paragraph-rsid="001b737b"/>
    </style:style>
    <style:style style:name="P3" style:family="paragraph" style:parent-style-name="Heading_20_3">
      <style:paragraph-properties fo:margin-left="0in" fo:margin-right="0.2083in" fo:margin-top="0.0693in" fo:margin-bottom="0.0693in" style:contextual-spacing="false" fo:line-height="100%" fo:text-indent="0in" style:auto-text-indent="false" style:writing-mode="lr-tb"/>
      <style:text-properties fo:font-variant="normal" fo:text-transform="none" fo:color="#666666" loext:opacity="100%" style:text-line-through-style="none" style:text-line-through-type="none" style:font-name="Calibri" fo:font-size="8pt" fo:font-style="normal" style:text-underline-style="none" fo:font-weight="normal" officeooo:paragraph-rsid="001b737b" style:font-size-asian="8pt" style:font-style-asian="normal" style:font-weight-asian="normal" style:font-name-complex="Calibri"/>
    </style:style>
    <style:style style:name="P4" style:family="paragraph" style:parent-style-name="Heading_20_5">
      <loext:graphic-properties draw:fill="none" draw:fill-color="#ffffff"/>
      <style:paragraph-properties fo:margin-top="0in" fo:margin-bottom="0.1in" style:contextual-spacing="false" style:line-height-at-least="0.0984in" fo:text-align="justify" style:justify-single-word="false" fo:background-color="transparent"/>
      <style:text-properties fo:font-variant="normal" fo:text-transform="none" style:use-window-font-color="true" loext:opacity="0%" style:font-name="Montserrat" fo:font-size="10pt" fo:letter-spacing="normal" fo:language="en" fo:country="SG" fo:font-style="normal" fo:font-weight="bold" officeooo:paragraph-rsid="001a47a4" style:font-size-asian="10pt" style:font-style-asian="normal" style:font-weight-asian="bold" style:font-name-complex="Montserrat" style:font-weight-complex="bold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Calibri" fo:font-size="11pt" officeooo:paragraph-rsid="001a47a4" style:font-size-asian="11pt" style:font-name-complex="Calibri" style:font-size-complex="11pt"/>
    </style:style>
    <style:style style:name="P6" style:family="paragraph" style:parent-style-name="Standard">
      <style:paragraph-properties fo:line-height="150%" fo:text-align="start" style:justify-single-word="false" style:writing-mode="lr-tb"/>
      <style:text-properties style:font-name="Calibri" fo:font-size="11pt" officeooo:paragraph-rsid="001a47a4" style:font-size-asian="11pt" style:font-name-complex="Calibri" style:font-size-complex="11pt"/>
    </style:style>
    <style:style style:name="P7" style:family="paragraph" style:parent-style-name="Standard">
      <style:paragraph-properties fo:text-align="start" style:justify-single-word="false" style:writing-mode="lr-tb"/>
      <style:text-properties style:font-name="Calibri" fo:font-size="11pt" officeooo:paragraph-rsid="001b737b" style:font-size-asian="11pt" style:font-name-complex="Calibri" style:font-size-complex="11pt"/>
    </style:style>
    <style:style style:name="P8" style:family="paragraph" style:parent-style-name="Standard">
      <loext:graphic-properties draw:fill="none" draw:fill-color="#ffffff"/>
      <style:paragraph-properties fo:margin-left="0in" fo:margin-right="0in" fo:text-align="start" style:justify-single-word="false" fo:text-indent="0in" style:auto-text-indent="false" fo:background-color="transparent" style:writing-mode="lr-tb"/>
      <style:text-properties style:font-name="Calibri" fo:font-size="16pt" officeooo:paragraph-rsid="001a47a4" style:font-size-asian="16pt" style:font-name-complex="Calibri" style:font-size-complex="16pt"/>
    </style:style>
    <style:style style:name="P9" style:family="paragraph" style:parent-style-name="Standard">
      <style:paragraph-properties fo:text-align="start" style:justify-single-word="false" style:writing-mode="lr-tb"/>
      <style:text-properties style:font-name="Calibri" fo:font-size="10pt" officeooo:paragraph-rsid="001b737b" style:font-size-asian="10pt" style:font-name-complex="Calibri" style:font-size-complex="10pt"/>
    </style:style>
    <style:style style:name="P10" style:family="paragraph" style:parent-style-name="Standard">
      <loext:graphic-properties draw:fill="none" draw:fill-color="#ffffff"/>
      <style:paragraph-properties fo:margin-left="0in" fo:margin-right="0in" fo:text-align="start" style:justify-single-word="false" fo:text-indent="0in" style:auto-text-indent="false" fo:background-color="transparent" style:writing-mode="lr-tb"/>
      <style:text-properties fo:font-size="14pt" officeooo:paragraph-rsid="001a47a4" style:font-size-asian="14pt" style:font-size-complex="14pt"/>
    </style:style>
    <style:style style:name="P11" style:family="paragraph" style:parent-style-name="Standard">
      <loext:graphic-properties draw:fill="none" draw:fill-color="#ffffff"/>
      <style:paragraph-properties fo:margin-left="0in" fo:margin-right="0in" fo:text-align="start" style:justify-single-word="false" fo:text-indent="0in" style:auto-text-indent="false" fo:background-color="transparent" style:writing-mode="lr-tb"/>
      <style:text-properties officeooo:paragraph-rsid="001a47a4"/>
    </style:style>
    <style:style style:name="P12" style:family="paragraph" style:parent-style-name="Standard">
      <style:paragraph-properties fo:text-align="start" style:justify-single-word="false" style:writing-mode="lr-tb"/>
      <style:text-properties officeooo:paragraph-rsid="001a47a4"/>
    </style:style>
    <style:style style:name="P13" style:family="paragraph" style:parent-style-name="Standard">
      <style:paragraph-properties fo:text-align="start" style:justify-single-word="false" style:writing-mode="lr-tb"/>
      <style:text-properties fo:color="#708090" loext:opacity="100%" style:font-name="Calibri" fo:font-size="11pt" officeooo:paragraph-rsid="001a47a4" style:font-size-asian="11pt" style:font-name-complex="Calibri" style:font-size-complex="11pt"/>
    </style:style>
    <style:style style:name="P14" style:family="paragraph" style:parent-style-name="Standard">
      <style:paragraph-properties fo:text-align="start" style:justify-single-word="false" style:writing-mode="lr-tb"/>
      <style:text-properties fo:color="#000000" loext:opacity="100%" style:font-name="Calibri" fo:font-size="11pt" officeooo:paragraph-rsid="001a47a4" style:font-size-asian="11pt" style:font-name-complex="Calibri" style:font-size-complex="11pt"/>
    </style:style>
    <style:style style:name="P15" style:family="paragraph" style:parent-style-name="Standard">
      <style:paragraph-properties fo:line-height="150%" fo:text-align="justify" style:justify-single-word="false" style:writing-mode="lr-tb"/>
      <style:text-properties fo:font-variant="normal" fo:text-transform="none" fo:color="#666666" loext:opacity="100%" style:text-line-through-style="none" style:text-line-through-type="none" style:font-name="Calibri" fo:font-size="8pt" fo:letter-spacing="0.0028in" fo:font-style="normal" style:text-underline-style="none" fo:font-weight="normal" officeooo:paragraph-rsid="001b737b" style:font-name-asian="NSimSun" style:font-size-asian="8pt" style:font-style-asian="normal" style:font-weight-asian="normal" style:font-name-complex="Calibri" style:font-size-complex="14pt" style:font-weight-complex="bold"/>
    </style:style>
    <style:style style:name="P16" style:family="paragraph" style:parent-style-name="Standard">
      <style:paragraph-properties fo:line-height="150%" fo:text-align="start" style:justify-single-word="false" style:writing-mode="lr-tb"/>
      <style:text-properties fo:font-variant="normal" fo:text-transform="none" fo:color="#666666" loext:opacity="100%" style:text-line-through-style="none" style:text-line-through-type="none" style:font-name="Calibri" fo:font-size="8pt" fo:letter-spacing="0.0028in" fo:font-style="normal" style:text-underline-style="none" fo:font-weight="normal" officeooo:paragraph-rsid="001b737b" style:font-name-asian="NSimSun" style:font-size-asian="8pt" style:font-style-asian="normal" style:font-weight-asian="normal" style:font-name-complex="Calibri" style:font-size-complex="14pt" style:font-weight-complex="bold"/>
    </style:style>
    <style:style style:name="P17" style:family="paragraph" style:parent-style-name="Standard">
      <style:paragraph-properties fo:line-height="100%" fo:text-align="start" style:justify-single-word="false" style:writing-mode="lr-tb"/>
      <style:text-properties fo:font-variant="normal" fo:text-transform="none" fo:color="#666666" loext:opacity="100%" style:text-line-through-style="none" style:text-line-through-type="none" style:font-name="Calibri" fo:font-size="10pt" fo:letter-spacing="0.0028in" fo:font-style="normal" style:text-underline-style="none" fo:font-weight="normal" officeooo:paragraph-rsid="001b737b" style:font-name-asian="NSimSun" style:font-size-asian="10pt" style:font-style-asian="normal" style:font-weight-asian="normal" style:font-name-complex="Calibri" style:font-size-complex="10pt" style:font-weight-complex="normal"/>
    </style:style>
    <style:style style:name="P18" style:family="paragraph" style:parent-style-name="Standard">
      <style:paragraph-properties fo:text-align="start" style:justify-single-word="false" style:writing-mode="lr-tb"/>
      <style:text-properties fo:font-variant="normal" fo:text-transform="none" fo:color="#666666" loext:opacity="100%" style:font-name="Calibri" fo:font-size="10pt" fo:letter-spacing="0.0028in" fo:font-style="normal" fo:font-weight="normal" officeooo:paragraph-rsid="001b737b" style:font-name-asian="NSimSun" style:font-size-asian="10pt" style:font-style-asian="normal" style:font-weight-asian="normal" style:font-name-complex="Calibri" style:font-size-complex="10pt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officeooo:paragraph-rsid="001b737b"/>
    </style:style>
    <style:style style:name="P20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Calibri" fo:font-size="8pt" fo:letter-spacing="0.0028in" fo:font-weight="normal" officeooo:paragraph-rsid="001b737b" style:font-name-asian="NSimSun" style:font-size-asian="8pt" style:font-weight-asian="normal" style:font-name-complex="Calibri" style:font-size-complex="8pt" style:font-weight-complex="normal"/>
    </style:style>
    <style:style style:name="P21" style:family="paragraph" style:parent-style-name="Table_20_Contents" style:list-style-name="WW8Num4">
      <loext:graphic-properties draw:fill="none" draw:fill-color="#ffffff"/>
      <style:paragraph-properties fo:margin-left="0.4909in" fo:margin-right="0.2083in" fo:margin-top="0in" fo:margin-bottom="0in" style:contextual-spacing="false" fo:line-height="100%" fo:text-indent="-0.1965in" style:auto-text-indent="false" fo:background-color="transparent" style:writing-mode="lr-tb">
        <style:tab-stops>
          <style:tab-stop style:position="0in"/>
        </style:tab-stops>
      </style:paragraph-properties>
      <style:text-properties style:font-name="Calibri" fo:font-size="10pt" officeooo:paragraph-rsid="001b737b" style:font-size-asian="10pt" style:font-name-complex="Calibri" style:font-size-complex="10pt"/>
    </style:style>
    <style:style style:name="P22" style:family="paragraph" style:parent-style-name="Table_20_Contents" style:list-style-name="WW8Num3">
      <loext:graphic-properties draw:fill="none" draw:fill-color="#ffffff"/>
      <style:paragraph-properties fo:margin-top="0.0835in" fo:margin-bottom="0in" style:contextual-spacing="false" fo:line-height="100%" fo:background-color="transparent" text:number-lines="false" text:line-number="0" style:writing-mode="lr-tb"/>
      <style:text-properties fo:font-variant="normal" fo:text-transform="none" fo:color="#666666" loext:opacity="100%" style:text-line-through-style="none" style:text-line-through-type="none" style:font-name="Calibri" fo:font-size="10pt" fo:font-style="normal" style:text-underline-style="none" fo:font-weight="normal" officeooo:paragraph-rsid="001b737b" style:font-size-asian="10pt" style:font-style-asian="normal" style:font-weight-asian="normal" style:font-name-complex="Calibri" style:font-size-complex="10pt"/>
    </style:style>
    <style:style style:name="P23" style:family="paragraph" style:parent-style-name="Table_20_Contents" style:list-style-name="WW8Num3">
      <loext:graphic-properties draw:fill="none" draw:fill-color="#ffffff"/>
      <style:paragraph-properties fo:margin-top="0in" fo:margin-bottom="0in" style:contextual-spacing="false" fo:line-height="100%" fo:background-color="transparent" text:number-lines="false" text:line-number="0" style:writing-mode="lr-tb"/>
      <style:text-properties fo:font-variant="normal" fo:text-transform="none" fo:color="#666666" loext:opacity="100%" style:text-line-through-style="none" style:text-line-through-type="none" style:font-name="Calibri" fo:font-size="10pt" fo:font-style="normal" style:text-underline-style="none" fo:font-weight="normal" officeooo:paragraph-rsid="001b737b" style:font-size-asian="10pt" style:font-style-asian="normal" style:font-weight-asian="normal" style:font-name-complex="Calibri" style:font-size-complex="10pt"/>
    </style:style>
    <style:style style:name="P24" style:family="paragraph" style:parent-style-name="Table_20_Contents" style:list-style-name="WW8Num3">
      <loext:graphic-properties draw:fill="none" draw:fill-color="#ffffff"/>
      <style:paragraph-properties fo:margin-top="0in" fo:margin-bottom="0in" style:contextual-spacing="false" fo:line-height="100%" fo:background-color="transparent" text:number-lines="false" text:line-number="0" style:writing-mode="lr-tb">
        <style:tab-stops>
          <style:tab-stop style:position="0in"/>
        </style:tab-stops>
      </style:paragraph-properties>
      <style:text-properties fo:font-variant="normal" fo:text-transform="none" fo:color="#666666" loext:opacity="100%" style:text-line-through-style="none" style:text-line-through-type="none" style:font-name="Calibri" fo:font-size="10pt" fo:font-style="normal" style:text-underline-style="none" fo:font-weight="normal" officeooo:paragraph-rsid="001b737b" style:font-size-asian="10pt" style:font-style-asian="normal" style:font-weight-asian="normal" style:font-name-complex="Calibri" style:font-size-complex="10pt"/>
    </style:style>
    <style:style style:name="P25" style:family="paragraph" style:parent-style-name="Table_20_Contents" style:list-style-name="WW8Num4">
      <loext:graphic-properties draw:fill="none" draw:fill-color="#ffffff"/>
      <style:paragraph-properties fo:margin-left="0.4909in" fo:margin-right="0.2083in" fo:margin-top="0.0835in" fo:margin-bottom="0in" style:contextual-spacing="false" fo:line-height="100%" fo:text-indent="-0.1965in" style:auto-text-indent="false" fo:background-color="transparent" style:writing-mode="lr-tb">
        <style:tab-stops>
          <style:tab-stop style:position="0in"/>
        </style:tab-stops>
      </style:paragraph-properties>
      <style:text-properties fo:font-variant="normal" fo:text-transform="none" fo:color="#666666" loext:opacity="100%" style:text-line-through-style="none" style:text-line-through-type="none" style:font-name="Calibri" fo:font-size="10pt" fo:font-style="normal" style:text-underline-style="none" fo:font-weight="normal" officeooo:paragraph-rsid="001b737b" style:font-size-asian="10pt" style:font-style-asian="normal" style:font-weight-asian="normal" style:font-name-complex="Calibri" style:font-size-complex="10pt"/>
    </style:style>
    <style:style style:name="P26" style:family="paragraph" style:parent-style-name="Table_20_Contents" style:list-style-name="WW8Num4">
      <loext:graphic-properties draw:fill="none" draw:fill-color="#ffffff"/>
      <style:paragraph-properties fo:margin-left="0.4909in" fo:margin-right="0.2083in" fo:margin-top="0in" fo:margin-bottom="0in" style:contextual-spacing="false" fo:line-height="100%" fo:text-indent="-0.1965in" style:auto-text-indent="false" fo:background-color="transparent" style:writing-mode="lr-tb">
        <style:tab-stops>
          <style:tab-stop style:position="0in"/>
        </style:tab-stops>
      </style:paragraph-properties>
      <style:text-properties fo:font-variant="normal" fo:text-transform="none" fo:color="#666666" loext:opacity="100%" style:text-line-through-style="none" style:text-line-through-type="none" style:font-name="Calibri" fo:font-size="10pt" fo:font-style="normal" style:text-underline-style="none" fo:font-weight="normal" officeooo:paragraph-rsid="001b737b" style:font-size-asian="10pt" style:font-style-asian="normal" style:font-weight-asian="normal" style:font-name-complex="Calibri" style:font-size-complex="10pt"/>
    </style:style>
    <style:style style:name="P27" style:family="paragraph" style:parent-style-name="Table_20_Contents" style:list-style-name="WW8Num2">
      <loext:graphic-properties draw:fill="none" draw:fill-color="#ffffff"/>
      <style:paragraph-properties fo:margin-left="0.4909in" fo:margin-right="0.2083in" fo:margin-top="0.0835in" fo:margin-bottom="0in" style:contextual-spacing="false" fo:line-height="100%" fo:text-indent="-0.1965in" style:auto-text-indent="false" fo:background-color="transparent" style:writing-mode="lr-tb">
        <style:tab-stops>
          <style:tab-stop style:position="0in"/>
        </style:tab-stops>
      </style:paragraph-properties>
      <style:text-properties fo:font-variant="normal" fo:text-transform="none" fo:color="#666666" loext:opacity="100%" style:text-line-through-style="none" style:text-line-through-type="none" style:font-name="Calibri" fo:font-size="10pt" fo:font-style="normal" style:text-underline-style="none" fo:font-weight="normal" officeooo:paragraph-rsid="001b737b" style:font-size-asian="10pt" style:font-style-asian="normal" style:font-weight-asian="normal" style:font-name-complex="Calibri" style:font-size-complex="10pt"/>
    </style:style>
    <style:style style:name="P28" style:family="paragraph" style:parent-style-name="Table_20_Contents" style:list-style-name="WW8Num2">
      <loext:graphic-properties draw:fill="none" draw:fill-color="#ffffff"/>
      <style:paragraph-properties fo:margin-left="0.4909in" fo:margin-right="0.2083in" fo:margin-top="0in" fo:margin-bottom="0in" style:contextual-spacing="false" fo:line-height="100%" fo:text-indent="-0.1965in" style:auto-text-indent="false" fo:background-color="transparent" style:writing-mode="lr-tb">
        <style:tab-stops>
          <style:tab-stop style:position="0in"/>
        </style:tab-stops>
      </style:paragraph-properties>
      <style:text-properties fo:font-variant="normal" fo:text-transform="none" fo:color="#666666" loext:opacity="100%" style:text-line-through-style="none" style:text-line-through-type="none" style:font-name="Calibri" fo:font-size="10pt" fo:font-style="normal" style:text-underline-style="none" fo:font-weight="normal" officeooo:paragraph-rsid="001b737b" style:font-size-asian="10pt" style:font-style-asian="normal" style:font-weight-asian="normal" style:font-name-complex="Calibri" style:font-size-complex="10pt"/>
    </style:style>
    <style:style style:name="P29" style:family="paragraph" style:parent-style-name="Table_20_Contents">
      <loext:graphic-properties draw:fill="none" draw:fill-color="#ffffff"/>
      <style:paragraph-properties fo:margin-top="0.0835in" fo:margin-bottom="0in" style:contextual-spacing="false" fo:line-height="100%" fo:background-color="transparent" text:number-lines="false" text:line-number="0" style:writing-mode="lr-tb"/>
      <style:text-properties fo:font-variant="normal" fo:text-transform="none" fo:color="#666666" loext:opacity="100%" style:text-line-through-style="none" style:text-line-through-type="none" style:font-name="Calibri" fo:font-size="10pt" fo:font-style="normal" style:text-underline-style="none" fo:font-weight="normal" officeooo:paragraph-rsid="001b737b" style:font-size-asian="10pt" style:font-style-asian="normal" style:font-weight-asian="normal" style:font-name-complex="Calibri" style:font-size-complex="10pt"/>
    </style:style>
    <style:style style:name="P30" style:family="paragraph" style:parent-style-name="Table_20_Contents">
      <style:paragraph-properties fo:margin-left="0in" fo:margin-right="0.2083in" fo:margin-top="0.0835in" fo:margin-bottom="0in" style:contextual-spacing="false" fo:line-height="100%" fo:text-indent="0in" style:auto-text-indent="false" style:writing-mode="lr-tb"/>
      <style:text-properties fo:font-variant="normal" fo:text-transform="none" fo:color="#666666" loext:opacity="100%" style:text-line-through-style="none" style:text-line-through-type="none" style:font-name="Calibri" fo:font-size="10pt" fo:font-style="normal" style:text-underline-style="none" fo:font-weight="normal" officeooo:paragraph-rsid="001b737b" style:font-size-asian="10pt" style:font-style-asian="normal" style:font-weight-asian="normal" style:font-name-complex="Calibri" style:font-size-complex="10pt"/>
    </style:style>
    <style:style style:name="P31" style:family="paragraph" style:parent-style-name="Table_20_Contents" style:list-style-name="WW8Num2">
      <loext:graphic-properties draw:fill="none" draw:fill-color="#ffffff"/>
      <style:paragraph-properties fo:margin-left="0.4909in" fo:margin-right="0.2083in" fo:margin-top="0in" fo:margin-bottom="0in" style:contextual-spacing="false" fo:line-height="100%" fo:text-indent="-0.1965in" style:auto-text-indent="false" fo:background-color="transparent" style:writing-mode="lr-tb">
        <style:tab-stops>
          <style:tab-stop style:position="0in"/>
        </style:tab-stops>
      </style:paragraph-properties>
      <style:text-properties fo:font-variant="normal" fo:text-transform="none" fo:color="#666666" loext:opacity="100%" style:text-line-through-style="none" style:text-line-through-type="none" style:font-name="Calibri" fo:font-size="10pt" fo:font-style="normal" style:text-underline-style="none" fo:font-weight="normal" officeooo:paragraph-rsid="001b737b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2" style:family="paragraph" style:parent-style-name="Text_20_body">
      <style:paragraph-properties fo:margin-top="0in" fo:margin-bottom="0in" style:contextual-spacing="false"/>
      <style:text-properties fo:font-variant="normal" fo:text-transform="none" style:use-window-font-color="true" loext:opacity="0%" style:font-name="Montserrat" fo:font-size="10pt" fo:letter-spacing="normal" fo:language="en" fo:country="SG" fo:font-style="normal" fo:font-weight="normal" officeooo:paragraph-rsid="001a47a4" style:letter-kerning="true" style:font-name-asian="NSimSun" style:font-size-asian="10pt" style:language-asian="zh" style:country-asian="CN" style:font-style-asian="normal" style:font-weight-asian="normal" style:font-name-complex="Montserrat" style:font-size-complex="10pt" style:language-complex="hi" style:country-complex="IN" style:font-style-complex="italic"/>
    </style:style>
    <style:style style:name="P33" style:family="paragraph" style:parent-style-name="Text_20_body">
      <style:paragraph-properties fo:text-align="justify" style:justify-single-word="false" style:writing-mode="lr-tb"/>
      <style:text-properties fo:font-variant="normal" fo:text-transform="none" fo:color="#000000" loext:opacity="100%" style:font-name="Montserrat" fo:font-size="10pt" fo:letter-spacing="normal" fo:language="en" fo:country="SG" fo:font-style="normal" fo:font-weight="normal" officeooo:paragraph-rsid="001a47a4" fo:background-color="transparent" style:font-size-asian="10pt" style:font-style-asian="normal" style:font-weight-asian="normal" style:font-name-complex="Montserrat"/>
    </style:style>
    <style:style style:name="P34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Montserrat" fo:font-size="10pt" fo:letter-spacing="normal" fo:language="en" fo:country="SG" fo:font-style="normal" fo:font-weight="normal" officeooo:paragraph-rsid="001a47a4" style:font-size-asian="10pt" style:font-style-asian="normal" style:font-weight-asian="normal" style:font-name-complex="Montserrat"/>
    </style:style>
    <style:style style:name="P35" style:family="paragraph" style:parent-style-name="Text_20_body">
      <loext:graphic-properties draw:fill="none" draw:fill-color="#ffffff"/>
      <style:paragraph-properties fo:margin-top="0in" fo:margin-bottom="0.1in" style:contextual-spacing="false" style:line-height-at-least="0.0984in" fo:text-align="justify" style:justify-single-word="false" fo:background-color="transparent"/>
      <style:text-properties fo:font-variant="normal" fo:text-transform="none" fo:color="#000000" loext:opacity="100%" style:font-name="Montserrat" fo:font-size="10pt" fo:letter-spacing="normal" fo:language="en" fo:country="SG" fo:font-style="normal" fo:font-weight="normal" officeooo:paragraph-rsid="001a47a4" style:letter-kerning="true" style:font-name-asian="NSimSun" style:font-size-asian="10pt" style:language-asian="zh" style:country-asian="CN" style:font-style-asian="normal" style:font-weight-asian="normal" style:font-name-complex="Montserrat" style:font-size-complex="12pt" style:language-complex="hi" style:country-complex="IN" style:font-weight-complex="bold"/>
    </style:style>
    <style:style style:name="P36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style:font-name="Montserrat" fo:font-size="10pt" fo:letter-spacing="normal" fo:language="en" fo:country="SG" fo:font-style="normal" fo:font-weight="normal" officeooo:paragraph-rsid="001a47a4" fo:background-color="transparent" style:font-size-asian="10pt" style:font-style-asian="normal" style:font-weight-asian="normal" style:font-name-complex="Montserrat"/>
    </style:style>
    <style:style style:name="P37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officeooo:paragraph-rsid="001a47a4"/>
    </style:style>
    <style:style style:name="P38" style:family="paragraph" style:parent-style-name="Text_20_body">
      <loext:graphic-properties draw:fill="none" draw:fill-color="#ffffff"/>
      <style:paragraph-properties fo:margin-top="0in" fo:margin-bottom="0.1in" style:contextual-spacing="false" style:line-height-at-least="0.0984in" fo:text-align="justify" style:justify-single-word="false" fo:background-color="transparent"/>
      <style:text-properties officeooo:paragraph-rsid="001a47a4"/>
    </style:style>
    <style:style style:name="P39" style:family="paragraph" style:parent-style-name="Text_20_body">
      <loext:graphic-properties draw:fill="none" draw:fill-color="#ffffff"/>
      <style:paragraph-properties fo:margin-top="0in" fo:margin-bottom="0.1in" style:contextual-spacing="false" style:line-height-at-least="0.0984in" fo:text-align="justify" style:justify-single-word="false" fo:background-color="transparent"/>
      <style:text-properties fo:color="#000000" loext:opacity="100%" style:font-name="Montserrat" fo:font-size="10pt" fo:language="en" fo:country="SG" fo:font-weight="normal" officeooo:paragraph-rsid="001a47a4" style:font-size-asian="10pt" style:font-weight-asian="normal" style:font-name-complex="Montserrat"/>
    </style:style>
    <style:style style:name="P40" style:family="paragraph" style:parent-style-name="Text_20_body">
      <loext:graphic-properties draw:fill="none" draw:fill-color="#ffffff"/>
      <style:paragraph-properties fo:margin-top="0in" fo:margin-bottom="0.1in" style:contextual-spacing="false" style:line-height-at-least="0.0984in" fo:text-align="start" style:justify-single-word="false" fo:background-color="transparent"/>
      <style:text-properties fo:color="#000000" loext:opacity="100%" style:font-name="Montserrat" fo:font-size="10pt" fo:language="en" fo:country="SG" fo:font-weight="normal" officeooo:paragraph-rsid="001a47a4" style:font-size-asian="10pt" style:font-weight-asian="normal" style:font-name-complex="Montserrat"/>
    </style:style>
    <style:style style:name="P41" style:family="paragraph" style:parent-style-name="Text_20_body">
      <loext:graphic-properties draw:fill="none" draw:fill-color="#ffffff"/>
      <style:paragraph-properties fo:margin-top="0in" fo:margin-bottom="0.1in" style:contextual-spacing="false" style:line-height-at-least="0.0984in" fo:text-align="start" style:justify-single-word="false" fo:background-color="transparent"/>
      <style:text-properties officeooo:paragraph-rsid="001a47a4"/>
    </style:style>
    <style:style style:name="T1" style:family="text">
      <style:text-properties style:font-name="Calibri" fo:font-size="14pt" style:font-name-asian="Calibri" style:font-size-asian="14pt" style:font-name-complex="Calibri" style:font-size-complex="14pt"/>
    </style:style>
    <style:style style:name="T2" style:family="text">
      <style:text-properties style:font-name="Calibri" fo:font-size="14pt" style:font-size-asian="14pt" style:font-name-complex="Calibri" style:font-size-complex="14pt"/>
    </style:style>
    <style:style style:name="T3" style:family="text">
      <style:text-properties style:font-name="Calibri" fo:font-size="10pt" style:font-size-asian="10pt" style:font-name-complex="Calibri" style:font-size-complex="10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708090" loext:opacity="100%" style:font-name="Calibri" fo:font-size="10pt" style:font-size-asian="10pt" style:font-name-complex="Calibri" style:font-size-complex="10pt"/>
    </style:style>
    <style:style style:name="T6" style:family="text">
      <style:text-properties fo:color="#708090" loext:opacity="100%" style:font-name="Calibri" fo:font-size="10pt" style:letter-kerning="true" style:font-name-asian="NSimSun" style:font-size-asian="10pt" style:font-name-complex="Calibri" style:font-size-complex="10pt"/>
    </style:style>
    <style:style style:name="T7" style:family="text">
      <style:text-properties fo:color="#000000" loext:opacity="100%" style:font-name="Segoe UI Semilight" fo:font-size="10pt" fo:letter-spacing="normal" style:letter-kerning="false" style:font-name-asian="EmojiOne Color" style:font-size-asian="10pt" style:font-name-complex="Segoe UI Semilight" style:font-size-complex="10pt"/>
    </style:style>
    <style:style style:name="T8" style:family="text">
      <style:text-properties fo:color="#000000" loext:opacity="100%" style:font-name="Montserrat" fo:font-size="10pt" fo:language="en" fo:country="SG" fo:font-weight="normal" style:letter-kerning="true" style:font-name-asian="NSimSun" style:font-size-asian="10pt" style:language-asian="zh" style:country-asian="CN" style:font-weight-asian="normal" style:font-name-complex="Montserrat" style:font-size-complex="12pt" style:language-complex="hi" style:country-complex="IN"/>
    </style:style>
    <style:style style:name="T9" style:family="text">
      <style:text-properties fo:color="#000000" loext:opacity="100%" style:font-name="Montserrat" fo:font-size="10pt" fo:language="en" fo:country="SG" fo:font-weight="normal" style:letter-kerning="true" fo:background-color="transparent" loext:char-shading-value="0" style:font-name-asian="NSimSun" style:font-size-asian="10pt" style:language-asian="zh" style:country-asian="CN" style:font-weight-asian="normal" style:font-name-complex="Montserrat" style:font-size-complex="12pt" style:language-complex="hi" style:country-complex="IN"/>
    </style:style>
    <style:style style:name="T10" style:family="text">
      <style:text-properties fo:color="#000000" loext:opacity="100%" style:font-name="Calibri" fo:font-size="10pt" fo:font-weight="normal" style:font-name-asian="NSimSun" style:font-size-asian="10pt" style:font-weight-asian="normal" style:font-name-complex="Calibri" style:font-size-complex="10pt" style:font-weight-complex="normal"/>
    </style:style>
    <style:style style:name="T11" style:family="text">
      <style:text-properties fo:color="#ffffff" loext:opacity="100%" style:font-name="Segoe UI Semilight" fo:font-size="7pt" fo:letter-spacing="normal" style:letter-kerning="false" style:font-name-asian="Segoe UI Semilight" style:font-size-asian="7pt" style:font-name-complex="Segoe UI Semilight" style:font-size-complex="7pt"/>
    </style:style>
    <style:style style:name="T12" style:family="text">
      <style:text-properties fo:font-variant="normal" fo:text-transform="none" fo:color="#000000" loext:opacity="100%" style:font-name="Montserrat" fo:font-size="10pt" fo:letter-spacing="normal" fo:language="en" fo:country="SG" fo:font-style="normal" fo:font-weight="normal" style:font-size-asian="10pt" style:font-style-asian="normal" style:font-weight-asian="normal" style:font-name-complex="Montserrat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font-size-asian="11pt" style:font-style-asian="normal" style:font-weight-asian="bold" style:font-name-complex="Calibri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font-name-asian="NSimSun" style:font-size-asian="11pt" style:font-style-asian="normal" style:font-weight-asian="bold" style:font-name-complex="Calibri" style:font-size-complex="18pt" style:font-weight-complex="bold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font-name-asian="NSimSun" style:font-size-asian="11pt" style:font-style-asian="normal" style:font-weight-asian="bold" style:font-name-complex="Calibri" style:font-size-complex="18pt" style:font-style-complex="normal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font-size-asian="11pt" style:font-style-asian="normal" style:font-weight-asian="normal" style:font-name-complex="Calibri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font-name-asian="NSimSun" style:font-size-asian="11pt" style:font-style-asian="normal" style:font-weight-asian="normal" style:font-name-complex="Calibri" style:font-size-complex="18pt" style:font-weight-complex="bold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font-name-asian="NSimSun" style:font-size-asian="11pt" style:font-style-asian="normal" style:font-weight-asian="normal" style:font-name-complex="Calibri" style:font-size-complex="18pt" style:font-style-complex="normal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Calibri" fo:font-size="11pt" fo:font-style="italic" style:text-underline-style="none" fo:font-weight="normal" style:font-size-asian="11pt" style:font-style-asian="italic" style:font-weight-asian="normal" style:font-name-complex="Calibri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Calibri" fo:font-size="11pt" fo:font-style="italic" style:text-underline-style="none" fo:font-weight="normal" style:font-name-asian="NSimSun" style:font-size-asian="11pt" style:font-style-asian="italic" style:font-weight-asian="normal" style:font-name-complex="Calibri" style:font-size-complex="18pt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Calibri" fo:font-size="11pt" fo:font-style="italic" style:text-underline-style="none" fo:font-weight="normal" style:font-name-asian="NSimSun" style:font-size-asian="11pt" style:font-style-asian="italic" style:font-weight-asian="normal" style:font-name-complex="Calibri" style:font-size-complex="18pt" style:font-style-complex="italic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Calibri" fo:font-size="10pt" fo:font-style="italic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T23" style:family="text">
      <style:text-properties fo:font-variant="normal" fo:text-transform="none" fo:color="#666666" loext:opacity="100%" style:text-line-through-style="none" style:text-line-through-type="none" style:font-name="Calibri" fo:font-size="10pt" fo:font-style="normal" style:text-underline-style="none" fo:font-weight="normal" style:font-size-asian="10pt" style:font-style-asian="normal" style:font-weight-asian="normal" style:font-name-complex="Calibri" style:font-size-complex="10pt"/>
    </style:style>
    <style:style style:name="T24" style:family="text">
      <style:text-properties fo:font-variant="normal" fo:text-transform="none" fo:color="#666666" loext:opacity="100%" style:text-line-through-style="none" style:text-line-through-type="none" fo:font-style="normal" style:text-underline-style="none" fo:font-weight="normal" style:font-style-asian="normal" style:font-weight-asian="normal"/>
    </style:style>
    <style:style style:name="T25" style:family="text">
      <style:text-properties style:use-window-font-color="true" loext:opacity="0%" style:font-name="Calibri" fo:font-size="8pt" fo:letter-spacing="0.0028in" fo:font-weight="normal" style:font-name-asian="NSimSun" style:font-size-asian="8pt" style:font-weight-asian="normal" style:font-name-complex="Calibri" style:font-size-complex="8pt" style:font-weight-complex="normal"/>
    </style:style>
    <style:style style:name="T26" style:family="text">
      <style:text-properties style:text-line-through-style="none" style:text-line-through-type="none" style:text-underline-style="none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-0.0016in, -0.0016in, -0.0016in, -0.0016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1989782645344">
          <table:table-cell table:style-name="Table1.A1" office:value-type="string">
            <text:p text:style-name="P8">NIKASH DEKA</text:p>
            <text:p text:style-name="P10"/>
            <text:p text:style-name="P11"><text:span text:style-name="T1"><text:s text:c="2"/></text:span><text:span text:style-name="T2"><draw:frame draw:style-name="fr1" draw:name="Image1" text:anchor-type="as-char" svg:width="1.0264in" svg:height="1.078in" draw:z-index="0"><draw:image xlink:href="Pictures/100000010000028E000002AF276BEA1828FC0E96.png" xlink:type="simple" xlink:show="embed" xlink:actuate="onLoad" draw:mime-type="image/png"/></draw:frame></text:span></text:p>
            <text:p text:style-name="P5"/>
            <text:p text:style-name="P5">PERSONAL DETAILS</text:p>
            <text:p text:style-name="P12"><text:a xlink:type="simple" xlink:href="mailto:nikash.deka@gmail.com" text:style-name="Internet_20_link" text:visited-style-name="Visited_20_Internet_20_Link"><text:span text:style-name="Internet_20_link"><text:span text:style-name="T5">nikash.deka@gmail.com</text:span></text:span></text:a></text:p>
            <text:p text:style-name="P12"><text:a xlink:type="simple" xlink:href="http://www.linkedin.com/in/nikashdeka" text:style-name="Internet_20_link" text:visited-style-name="Visited_20_Internet_20_Link"><text:span text:style-name="Internet_20_link"><text:span text:style-name="T5">linkedin.com/in/nikashdeka</text:span></text:span></text:a></text:p>
            <text:p text:style-name="P12"><text:span text:style-name="Internet_20_link"><text:span text:style-name="T6">nikashdeka.github.io</text:span></text:span></text:p>
            <text:p text:style-name="P12"><text:span text:style-name="T7">☎</text:span><text:span text:style-name="T11"> </text:span><text:span text:style-name="T5">+65 9018 7543</text:span></text:p>
            <text:p text:style-name="P5"/>
            <text:p text:style-name="P5"/>
            <text:p text:style-name="P5">SKILLS</text:p>
            <text:p text:style-name="P5">Management &amp; Administration</text:p>
            <text:p text:style-name="P13">Business Strategy &amp; Development, </text:p>
            <text:p text:style-name="P13">Sales &amp; Distribution, Product Lead, </text:p>
            <text:p text:style-name="P13">Product Management, Project Management, Key Account Acquisition, General Insurance, Retail, Bancassurance, Profit Centre Management, </text:p>
            <text:p text:style-name="P14">Insurance</text:p>
            <text:p text:style-name="P13">Property and Casualty Insurance, Micro-Insurance, Cattle Insurance, Travel Insurance, Health Insurance, </text:p>
            <text:p text:style-name="P14">Design &amp; Innovation</text:p>
            <text:p text:style-name="P13">Frontend Web Development, </text:p>
            <text:p text:style-name="P13">User Research, User Experience, </text:p>
            <text:p text:style-name="P13">Service Design, Design Thinking, Photoshop, Figma</text:p>
            <text:p text:style-name="P5"/>
            <text:p text:style-name="P5"/>
            <text:p text:style-name="P5">EDUCATION</text:p>
            <text:p text:style-name="P13">PGDM -Banking, Investment, Insurance</text:p>
            <text:p text:style-name="P13">Bachelor of Science</text:p>
            <text:p text:style-name="P5"/>
            <text:p text:style-name="P5"/>
            <text:p text:style-name="P5">CERTIFICATION &amp; MEMBERSHIP</text:p>
            <text:p text:style-name="P13">Strategy Consulting - IIMB</text:p>
            <text:p text:style-name="P13">Service Design -- Udemy</text:p>
            <text:p text:style-name="P13">User Research Certification - IDF</text:p>
            <text:p text:style-name="P13">User Experience Fundamentals - IDF</text:p>
            <text:p text:style-name="P13">Design Thinking Certification – IDEO</text:p>
            <text:p text:style-name="P13">Responsive Web Design - FreeCodeCamp</text:p>
            <text:p text:style-name="P13">Cert SCI (Health Insurance) - SCI</text:p>
            <text:p text:style-name="P13">Cert SCI (General Insurance) - SCI</text:p>
            <text:p text:style-name="P13">Cert SCI (Reinsurance) - SCI</text:p>
            <text:p text:style-name="P13">Licenciate (Non-Life) – III</text:p>
            <text:p text:style-name="P5"/>
            <text:p text:style-name="P5"/>
            <text:p text:style-name="P5"><text:soft-page-break/>LANGUAGE</text:p>
            <text:p text:style-name="P13">English (Fluent), Hindi (Fluent)</text:p>
            <text:p text:style-name="P5"/>
            <text:p text:style-name="P5">ELIGIBLE TO WORK IN</text:p>
            <text:p text:style-name="P13">Singapore, India</text:p>
            <text:p text:style-name="P5"/>
          </table:table-cell>
          <table:table-cell table:style-name="Table1.B1" office:value-type="string">
            <text:p text:style-name="P6">SUMMARY</text:p>
            <text:p text:style-name="P33">A Business Development Strategist, a Business Transformer, and an Entrepreneur with a strong Leadership acumen for driving growth.</text:p>
            <text:p text:style-name="P37"><text:span text:style-name="T12">Key-Accounts acquisition, and Mobilization of resources for business expansion.</text:span></text:p>
            <text:p text:style-name="P34">Directed key Product designs, product development, and product launches.</text:p>
            <text:p text:style-name="P36">Led various Digital Projects for general insurance products both for internal users and online customers (Digital).</text:p>
            <text:p text:style-name="P38"/>
            <text:p text:style-name="P39">STRENGTH:</text:p>
            <text:h text:style-name="P4" text:outline-level="5">Management &amp; Administration</text:h>
            <text:p text:style-name="P39">Strategy formulation and implementation, innovation and quality, building and leading teams, analytical skills, and discipline in driving the organization’s goal and top-line achievements.</text:p>
            <text:p text:style-name="P40">Problem-solving, Entrepreneurial, Leadership, Peoples person, Mentor, Resilient, and a fast learner.</text:p>
            <text:h text:style-name="P4" text:outline-level="5">Insurance</text:h>
            <text:p text:style-name="P35">Led Property and Casualty Insurance, Micro-Insurance, Cattle Insurance, Travel Insurance, Health Insurance, Digitization of Insurance policies at alternate channels.</text:p>
            <text:h text:style-name="P4" text:outline-level="5">Design, Innovation, &amp; Technology</text:h>
            <text:p text:style-name="P41"><text:span text:style-name="T8">Design Thinking, User Experience &amp; Research, </text:span><text:span text:style-name="T9">Service Design, and Agile, Forntend Web Development, Flutter Mobile App Dvelopment. All these helps me keep abreast with the latest technological changes, adaption, and relevance.</text:span></text:p>
            <text:p text:style-name="P40"/>
            <text:p text:style-name="P40">VALUES: </text:p>
            <text:p text:style-name="P40">Integrity, sincerity, accountability, and honesty are values I uphold.</text:p>
            <text:p text:style-name="P32"/>
            <text:p text:style-name="P32"/>
            <text:p text:style-name="P7">EXPERIENCE</text:p>
            <text:h text:style-name="P2" text:outline-level="2"><text:span text:style-name="T13">Channel Head - <text:s/></text:span><text:span text:style-name="T23">Digital, Regional Rural Banks, NBFC &amp; Alternate Channel<text:line-break/></text:span><text:span text:style-name="T22">SBI General Insurance, Mumbai</text:span><text:span text:style-name="T16">, </text:span></text:h>
            <text:h text:style-name="P3" text:outline-level="3">July 2014 - July 2016</text:h>
            <text:p text:style-name="P29">Job Responsibilities – Business Strategy, Key Account Acquisition, Business Development, Process Development</text:p>
            <text:list xml:id="list2399957876" text:style-name="WW8Num3">
              <text:list-item>
                <text:p text:style-name="P22">Headed Digital, Regional Rural Banks, NBFC &amp; Alternate Channel verticals.</text:p>
              </text:list-item>
              <text:list-item>
                <text:p text:style-name="P23">Single handedly empanelled 18 Regional Rural Banks (7000+ branches), 2 Co-operatives Banks (100+ branches), and 9 Alternate Channels (400+ Business correspondents).</text:p>
              </text:list-item>
              <text:list-item>
                <text:p text:style-name="P23">As Product Lead worked with an IT vendors to develop an integrated insurance distribution module, embedded to these bank’s Core Banking System (CBS).</text:p>
              </text:list-item>
              <text:list-item>
                <text:p text:style-name="P24">For the first time, non-life product sourcing was seamlessly automated in these channels, with 2 months MVP delivery and a 3 months full-featured product delivery.</text:p>
              </text:list-item>
              <text:list-item>
                <text:p text:style-name="P23">All these initiatives resulted into, on-spot service delivery, no manual data entry, time saving, less errors, less head-count, cost-saving, and a great user experience.</text:p>
              </text:list-item>
              <text:list-item>
                <text:p text:style-name="P23">Trained more that 4000 representatives for these channels on product and processes.</text:p>
              </text:list-item>
              <text:list-item>
                <text:p text:style-name="P23">Within 3 months of full-featured launch, 20000+ customers are enrolled and the FY penetration in Regional Rural Banks is well above 80%.</text:p>
              </text:list-item>
              <text:list-item>
                <text:p text:style-name="P23">Incremented with auto-renewal feature in the later stage of the system development, to enable 100% Retention. Today all policies are auto renewed on expiry, without any <text:soft-page-break/>manual intervention.</text:p>
              </text:list-item>
            </text:list>
            <text:h text:style-name="P1" text:outline-level="2"><text:span text:style-name="T13">SBI General Insurance, </text:span><text:span text:style-name="T16">Mumbai — </text:span><text:span text:style-name="T19">National Sales Manager</text:span></text:h>
            <text:h text:style-name="P3" text:outline-level="3">May 2013 – June 2014</text:h>
            <text:p text:style-name="P30">Job Description – Distribution and Profitability of Home, Rural, Loan, and Travel Insurance</text:p>
            <text:list xml:id="list2573264513" text:style-name="WW8Num4">
              <text:list-item>
                <text:p text:style-name="P25">Contributed 65% of the GWP from Home Insurance premium alone, making home insurance the single largest product of the company.</text:p>
              </text:list-item>
              <text:list-item>
                <text:p text:style-name="P26">Achieved 87% penetration of Home insurance, against disbursed Home Loan of bancassurance channel (i.e. India’s largest Public Sector Bank with 17000+ branches).</text:p>
              </text:list-item>
              <text:list-item>
                <text:p text:style-name="P26">Developed a penetration tracking system for bancassurance, product-wise, which today is practised as benchmark indicator.</text:p>
              </text:list-item>
              <text:list-item>
                <text:p text:style-name="P26">Achieved the best combined ratio (below 90%) for Home, and Rural insurance.</text:p>
              </text:list-item>
              <text:list-item>
                <text:p text:style-name="P26">Launched the first Rural insurance products across India, which includes, Loan Insurance, Micro-insurance, Cattle insurance, GPA, Low ticket Health insurance.</text:p>
              </text:list-item>
              <text:list-item>
                <text:p text:style-name="P26">Launched the first overseas (travel) insurance product.</text:p>
              </text:list-item>
              <text:list-item>
                <text:p text:style-name="P21"><text:span text:style-name="T24">As Product Lead headed the project team for developing the system and processes for all Retail &amp; SME insurance products (Core System and Online Portal).</text:span></text:p>
              </text:list-item>
            </text:list>
            <text:p text:style-name="P9"/>
            <text:h text:style-name="P2" text:outline-level="2"><text:span text:style-name="T13">SBI General Insurance, </text:span><text:span text:style-name="T16">Mumbai — </text:span><text:span text:style-name="T20">Retail Head</text:span></text:h>
            <text:h text:style-name="P3" text:outline-level="3">September 2010 – May 2013</text:h>
            <text:p text:style-name="P30">Job Description – Sales &amp; Distribution, Revenue &amp; Profitability</text:p>
            <text:list xml:id="list3527030231" text:style-name="WW8Num2">
              <text:list-item>
                <text:p text:style-name="P27">Set-up and lead the regional business center, and recruited the initial retail and bancassurance team for sales &amp; distribution, to cater to 6700+ branches of SBI (Inida’s largest public sector Bank).</text:p>
              </text:list-item>
              <text:list-item>
                <text:p text:style-name="P28">Achieved the recruitment target of 4000+ ‘Specified Persons’ and 300+ ‘insurance agents’ in the region within 6 months.</text:p>
              </text:list-item>
              <text:list-item>
                <text:p text:style-name="P28">Lauched the first general insuarance business in all the 6700+ branches of SBI across the region.</text:p>
              </text:list-item>
              <text:list-item>
                <text:p text:style-name="P28">Launched Agency, Brokers and Motor Dealers vertical and developed business in the region.</text:p>
              </text:list-item>
              <text:list-item>
                <text:p text:style-name="P28">Achieved highest growth in Motor insurance business across all regions in India, for which I was conferred the ‘Top Retail Head’.</text:p>
              </text:list-item>
              <text:list-item>
                <text:p text:style-name="P28">Launched the first Rural insurance products across India, which includes, Loan Insurance, Micro-insurance, Cattle insurance, GPA, Low ticket Health insurance.</text:p>
              </text:list-item>
              <text:list-item>
                <text:p text:style-name="P28">Launched the first overseas (travel) insurance product.</text:p>
              </text:list-item>
            </text:list>
            <text:h text:style-name="P2" text:outline-level="2"><text:span text:style-name="T14">ICICI Lombar GIC</text:span><text:span text:style-name="T13">, </text:span><text:span text:style-name="T17">Guwahati</text:span><text:span text:style-name="T16"> — C</text:span><text:span text:style-name="T20">luster Head</text:span></text:h>
            <text:h text:style-name="P3" text:outline-level="3">April 2009 - September 2010</text:h>
            <text:p text:style-name="P30">Job Description – Sales &amp; Distribution, Revenue &amp; Profitability</text:p>
            <text:list xml:id="list132422327463066" text:continue-numbering="true" text:style-name="WW8Num2">
              <text:list-item>
                <text:p text:style-name="P27">Managed multiple branch-heads and its collective P&amp;L. Increased GWP, market penetration and COR (combined ratio).</text:p>
              </text:list-item>
              <text:list-item>
                <text:p text:style-name="P31">Mentored, guided, and motivated branch-heads and teammates to continuously imrove the performance.</text:p>
              </text:list-item>
            </text:list>
            <text:p text:style-name="P9"/>
            <text:p text:style-name="P9"/>
            <text:p text:style-name="P19"><text:span text:style-name="T15">ICICI Lombar GIC</text:span><text:span text:style-name="T18">, Guwahati </text:span><text:span text:style-name="T20">— </text:span><text:span text:style-name="T21">Branch Manager</text:span></text:p>
            <text:p text:style-name="P15">May 2008 - March 2009 </text:p>
            <text:p text:style-name="P17">Managed a profit center, led a team of 5 unit sales managers and sales officers. Improved company’s market share, managed loss ratios and optimized the operation cost</text:p>
            <text:p text:style-name="P20"/>
            <text:p text:style-name="P19"><text:span text:style-name="T15">ICICI Lombar GIC</text:span><text:span text:style-name="T18">, Guwahati </text:span><text:span text:style-name="T20">— </text:span><text:span text:style-name="T21">Unit Sales Manager</text:span><text:span text:style-name="T10"> </text:span></text:p>
            <text:p text:style-name="P16">June 2006 - May 2008</text:p>
            <text:p text:style-name="P18"><text:span text:style-name="T26">Recruited, train, and mentored agents. Managed and drove sales through agents, and maximise commission earnings of agents. Increased non-life insurance product sales.</text:span>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EmojiOne Color" svg:font-family="'EmojiOne Color'"/>
    <style:font-face style:name="Liberation Serif" svg:font-family="'Liberation Serif', 'Times New Roman'" style:font-family-generic="roman" style:font-pitch="variable"/>
    <style:font-face style:name="Microsoft YaHei" svg:font-family="'Microsoft YaHei'" style:font-family-generic="system" style:font-pitch="variable"/>
    <style:font-face style:name="Montserrat" svg:font-family="Montserrat, Roboto"/>
    <style:font-face style:name="NSimSun" svg:font-family="NSimSun" style:font-pitch="variable"/>
    <style:font-face style:name="NSimSun1" svg:font-family="NSimSun" style:font-family-generic="system" style:font-pitch="variable"/>
    <style:font-face style:name="OpenSymbol" svg:font-family="OpenSymbol, 'Arial Unicode MS'"/>
    <style:font-face style:name="OpenSymbol1" svg:font-family="OpenSymbol, 'Arial Unicode MS'" style:font-charset="x-symbol"/>
    <style:font-face style:name="Segoe UI Semilight" svg:font-family="'Segoe UI Semilight'" style:font-family-generic="swiss" style:font-pitch="variable"/>
    <style:font-face style:name="Symbol" svg:font-family="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n" fo:country="IN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Arial" fo:font-size="12pt" fo:language="en" fo:country="IN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, 'Times New Roman'" style:font-family-generic="roman" style:font-pitch="variable" fo:font-size="10pt" fo:font-weight="bold" style:font-name-asian="NSimSun" style:font-family-asian="NSimSun" style:font-pitch-asian="variable" style:font-size-asian="10pt" style:font-weight-asian="bold" style:font-name-complex="Arial1" style:font-family-complex="Arial" style:font-family-generic-complex="swiss" style:font-pitch-complex="variable" style:font-size-complex="10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Liberation Serif" fo:font-family="'Liberation Serif', 'Times New Roman'" style:font-family-generic="roman" style:font-pitch="variable" fo:font-size="18pt" fo:font-weight="bold" style:font-name-asian="NSimSun" style:font-family-asian="NSimSun" style:font-pitch-asian="variable" style:font-size-asian="18pt" style:font-weight-asian="bold" style:font-name-complex="Arial1" style:font-family-complex="Arial" style:font-family-generic-complex="swiss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Liberation Serif" fo:font-family="'Liberation Serif', 'Times New Roman'" style:font-family-generic="roman" style:font-pitch="variable" fo:font-size="14pt" fo:font-weight="bold" style:font-name-asian="NSimSun" style:font-family-asian="NSimSun" style:font-pitch-asian="variable" style:font-size-asian="14pt" style:font-weight-asian="bold" style:font-name-complex="Arial1" style:font-family-complex="Arial" style:font-family-generic-complex="swiss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3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2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4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4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4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4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4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4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2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2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2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2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2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2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3in" fo:margin-bottom="0.3in" fo:margin-left="0.3in" fo:margin-right="0.3in" style:writing-mode="lr-tb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1T15:01:25.008000000</meta:creation-date>
    <dc:date>2022-10-22T13:24:20.425000000</dc:date>
    <meta:editing-duration>PT22H2M44S</meta:editing-duration>
    <meta:editing-cycles>3</meta:editing-cycles>
    <meta:generator>LibreOffice/7.3.4.2$Windows_X86_64 LibreOffice_project/728fec16bd5f605073805c3c9e7c4212a0120dc5</meta:generator>
    <meta:document-statistic meta:table-count="1" meta:image-count="1" meta:object-count="0" meta:page-count="3" meta:paragraph-count="94" meta:word-count="918" meta:character-count="6483" meta:non-whitespace-character-count="5656"/>
  </office:meta>
</office:document-meta>
</file>